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d0ab" officeooo:paragraph-rsid="000fd0a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d0ab" officeooo:paragraph-rsid="000fd0a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bf34" officeooo:paragraph-rsid="0014bf3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02245" officeooo:paragraph-rsid="0010224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d0ab" officeooo:paragraph-rsid="000fd0a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02245" officeooo:paragraph-rsid="001022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dc2b" officeooo:paragraph-rsid="0011dc2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4bf34" officeooo:paragraph-rsid="0014bf3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d0ab" officeooo:paragraph-rsid="000fd0a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dc2b" officeooo:paragraph-rsid="0011dc2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02245" officeooo:paragraph-rsid="0010224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bf34" officeooo:paragraph-rsid="0014bf3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4bf34" officeooo:paragraph-rsid="0014bf3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63e0c" officeooo:paragraph-rsid="00163e0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63e0c" officeooo:paragraph-rsid="00163e0c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d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 Semanal</text:p>
      <text:p text:style-name="P1"/>
      <text:p text:style-name="P2"><text:s text:c="7"/>?? <text:s text:c="7"/>- 2021-03-01</text:p>
      <text:p text:style-name="P5"/>
      <text:p text:style-name="P5">Engenharia Eletrônica: <text:span text:style-name="T1">Levantamento dos preços dos componentes.</text:span></text:p>
      <text:p text:style-name="P9"/>
      <text:p text:style-name="P9"/>
      <text:p text:style-name="P4"><text:span text:style-name="T2">2021-03-02 - </text:span>2021-03-08</text:p>
      <text:p text:style-name="P4"/>
      <text:p text:style-name="P7">Compras: <text:span text:style-name="T1">Comprado 2xEsp32s e 1x Esp nodemcu V.3 na semana anterior. Pacotes chegaram na Sexta-feira.</text:span></text:p>
      <text:p text:style-name="P10"/>
      <text:p text:style-name="P6">Firmware: <text:span text:style-name="T1">Completo: Gpio. Em execução: Hand, Mode, HardwareController</text:span></text:p>
      <text:p text:style-name="P11"/>
      <text:p text:style-name="P3">2021-03-09 – 2021-03-15</text:p>
      <text:p text:style-name="P3"/>
      <text:p text:style-name="P8">Firmware: <text:span text:style-name="T1">Local e BLE completos</text:span></text:p>
      <text:p text:style-name="P12"/>
      <text:p text:style-name="P8">Mobile: <text:span text:style-name="T1">Design das páginas no Figma.</text:span></text:p>
      <text:p text:style-name="P8"><text:span text:style-name="T1"/></text:p>
      <text:p text:style-name="P15">2021-03-08 – 2021-03-22</text:p>
      <text:p text:style-name="P15"/>
      <text:p text:style-name="P14">Engenharia: <text:span text:style-name="T1">Protótipo de madeira</text:span></text:p>
      <text:p text:style-name="P14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2T14:55:27.061000000</dc:date>
    <meta:editing-duration>PT1H4M26S</meta:editing-duration>
    <meta:editing-cycles>6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1" meta:word-count="57" meta:character-count="440" meta:non-whitespace-character-count="378"/>
  </office:meta>
</office:document-meta>
</file>